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rotocol for communicating FASIT via low-bitrate wireless link.</text:p>
      <text:p text:style-name="Standard"/>
      <text:p text:style-name="P4">****NOT FOR PUBLIC OR PRIVATE DISCLOSURE. DON'T GIVE THIS OUT, PRINT THIS OUT, OR MEMORIZE IT. NATHAN WILL DEVOUR YOUR SOUL YOU IF YOU DO.****</text:p>
      <text:p text:style-name="Standard"/>
      <text:p text:style-name="P5">Overview of protocol</text:p>
      <text:p text:style-name="P6"/>
      <text:p text:style-name="P6"><text:tab/>The software listens on a specific IP address/port as given by the command line. It also listens on a specific serial port given on the command line. The software also operates in one of three modes: base station, target, and repeater – also given on the command line. An example command line of <text:s/>“fasit2serial target 192.168.1.1:4000 /dev/ttyS1” would be a target listening on port 4000 on 192.168.1.1 for TCP/IP data and /dev/ttyS1 for serial data. In base station mode the software will need to create and keep track of potentially 1200 different IP connections to the given IP address/port. In target mode the software will listen on the given IP address/port for incoming connections. In repeater mode no IP/port combo is given on the command line, but rather a list of serial devices. In repeater mode all serial data is repeated, verbatim, over each serial device the data wasn't received on. If only a single serial device is listed in repeater mode, all the data is repeated on the same serial device after receipt. It is possible that each different mode will be written as different programs entirely.</text:p>
      <text:p text:style-name="P6"/>
      <text:p text:style-name="P6"><text:tab/>All the data coming and going over TCP/IP will be standard FASIT commands or FASIT-like commands defined wholly in the realm of Action Target to create actions that are not supported by FASIT as of yet. These commands are repackaged into a significantly smaller serial command that houses all the functionality, but none of the overhead or unused portions are preserved.</text:p>
      <text:p text:style-name="P6"/>
      <text:p text:style-name="P5">Command Structure</text:p>
      <text:p text:style-name="P6"/>
      <text:p text:style-name="P6"><text:tab/>All FASIT messages have a message # and an ICD version supported by Action Target. Only the ICD version listed below will need to be parsed. The format of each standard FASIT message is defined elsewhere. The format of each Action Target only FASIT-like message is defined below.</text:p>
      <text:p text:style-name="P6"/>
      <text:p text:style-name="P6"><text:tab/>Each FASIT or FASIT-like message has a corresponding serial message. For some messages special care must be taken to ensure maximum compactness. For example, when a base station receives a target exposure message, it must assume that many more are going to be received at the same time. The base station will combine as many messages as conceivable together into a single message so the targets downrange act in sync with each other. Also, special care must be taken on certain messages to not send messages at the same time. A delay must be utilized to ensure that multiple targets can all respond to a single broadcast message.</text:p>
      <text:p text:style-name="P6"/>
      <text:p text:style-name="P6"><text:tab/>When a delay is required, the target will determine its own delay based on its target number and the number of targets being spoken to in a message. The smallest target number will respond immediately, the next largest 15 milliseconds later, the next 15 milliseconds and so on. This will allow 66 targets to send a message each second. For example, with a message talking to targets 5, 15, 25, and 35 target 25 will wait 30 milliseconds, and target 35 will wait 45 milliseconds. Each broadcast message includes a 3 bit field to signify the delay multiplier. A multiplier is 0 has a 15 millisecond delay, 1 will be 30 milliseconds, 2 will be 60 milliseconds, 3 will be 120 milliseconds, 4 will be 240 milliseconds, 5 will be 480 milliseconds, 6 will be 960 milliseconds, and 7 will be 1920 milliseconds.</text:p>
      <text:p text:style-name="P6"/>
      <text:p text:style-name="P6"><text:soft-page-break/><text:tab/>As the maximum bit rate is 600 bytes per second, each byte of each message should take 1.7 milliseconds to send over the air, so the response messages to broadcasts have a maximum size of 5 bytes for the minimum delay of 15 milliseconds. As the radios need a space between messages to detect a clear channel, and because there will be differences in the delays between each target, the maximum usable size is half that; 5 bytes (rounded up from 4.5). If a delay multiplier is used, this maximum increases, but stays at half of the theoretical max (i.e. a 120 millisecond delay has a maximum theoretical size of 72 bytes, but a practical limit of 36 bytes). This allows for large (576 bytes), but not time-sensitive (about 2 seconds per target), data packets to be retrieved in an orderly fashion when needed but also small (4 bytes) and highly time-sensitive (66 targets per second) data packets for many purposes. A 15 millisecond and 30 millisecond delays round up to allow 5 and 10 bytes respectively for the maximum allowed data.</text:p>
      <text:p text:style-name="P6"/>
      <text:p text:style-name="P3"><text:span text:style-name="T1"><text:tab/>When sending more than 256 bytes of data over the serial port one must wait for the the radio to send the data before giving it more data. Each 256 byte chunk must contain a delay of 427 milliseconds before sending the next one. If this is not observed the radio </text:span><text:span text:style-name="T2">will</text:span><text:span text:style-name="T1"> drop data.</text:span></text:p>
      <text:p text:style-name="P6"/>
      <text:p text:style-name="P6"><text:tab/>For packets smaller than 256 bytes the radio will wait 26.6 milliseconds before sending. Multiple messages can be sent at once (which is desirable and often expected via the given delay field in the broadcast message) as long as all the data is in under 26.6 milliseconds. Assuming a small error, any amount of messages, adding up to less than 256 bytes, can be sent at once as long as the 25 milliseconds has not passed since the first message was sent. If the 25 milliseconds has passed, the software must wait for the next available time slot. Multiple target numbers using the same radio can't piggy back messages together in this way as they must each wait for their desired time slot to send their messages in.</text:p>
      <text:p text:style-name="P6"/>
      <text:p text:style-name="P6"><text:tab/>When minimum delays are calculated, an additional delay of 1.7 milliseconds times the amount of data (1 second for 600 bytes) sent must be used <text:s/>(e.g. a 50 byte packet would need an additional 30 milliseconds) to allow the radio to finish sending the data. According to Ritron the DTXM radio will properly buffer this data, but in practice it will not do so reliably.</text:p>
      <text:p text:style-name="P6"/>
      <text:p text:style-name="P3"><text:span text:style-name="T1"><text:tab/>Because of timing purposes a millisecond precision timer must be utilized to keep track of the time the last chunk of data was sent. If the delay is too small data will not be sent. If the delay is too long multiple radios will be sending their data over the top of each other. The maximum delay is determined as 10% over the allotted delay. For example, if I'm third in line to wait using a 30 millisecond delay I must wait between 60 milliseconds and 63 milliseconds. The first in line must send within 3 milliseconds. If I can't send the data in my allotted time I must try to send the data again after all the other targets. If there are 10 targets responding, waiting 30 milliseconds each, and I'm the 5</text:span><text:span text:style-name="T3">th</text:span><text:span text:style-name="T1"> target to respond, but miss my allotted time, I must wait as if I'm the 15</text:span><text:span text:style-name="T3">th</text:span><text:span text:style-name="T1"> target in line. This allows for potentially all the targets to miss their allotted time and still not overlap each other on the second go around. If, for whatever reason, I can't send a message after 5 times, give up and send the data immediately. The only reason the data can't be sent in the allotted time slot should be if the software is waiting for an external process (e.g. the target FASIT driver) to respond to the request.</text:span></text:p>
      <text:p text:style-name="P6"/>
      <text:p text:style-name="P6"><text:tab/>All times in the sub millisecond range will be rounded up to the nearest millisecond for timing purposes.</text:p>
      <text:p text:style-name="P6"/>
      <text:p text:style-name="P6"><text:tab/>As when the software is running in target mode it could be listening to multiple targets at once, the minimum delay rule applies to the radio, not the individual targets. If one target just sent data and the second wishes to send data as well, the second must wait for the minimum delay to pass.</text:p>
      <text:p text:style-name="P6"><text:soft-page-break/></text:p>
      <text:p text:style-name="P6"><text:tab/>All targets and the base station must be careful to not send additional messages if the base station is still expecting data back from targets. If the base station sends a message to 100 targets with a 60 millisecond delay the absolute minimum amount of time allowed to send the next message will be 6 seconds later. As one can expect the targets most likely to miss their allotted time the first time around will be the first few an additional 100 millisecond delay should be employed, raising the minimum delay from the previous example to 6.1 seconds. As most commands are sent to a usual number of 50 targets at a time with a 30 millisecond delay, a typical minimum delay would be 1.6 seconds.</text:p>
      <text:p text:style-name="P6"/>
      <text:p text:style-name="P6"><text:tab/>If the base station sends out a targeted message any target may respond 500 milliseconds later unless the base station sends out another message. If the base station does not send another message out another target may send data back after 150 milliseconds.</text:p>
      <text:p text:style-name="P6"/>
      <text:p text:style-name="P6"><text:tab/>When any target is allowed to send data the target must delay for 3 milliseconds times its target number modulo 512. Targets above 512 must delay an additional 2 milliseconds (not per target number). For example target 3 would delay 9 milliseconds and target 515 would delay 11 milliseconds, and the max delay would be 1535 milliseconds for target 1023. This slicing does not allow for guaranteed message delivery without collision, but as most message originate at the base station this is acceptable.</text:p>
      <text:p text:style-name="P6"/>
      <text:p text:style-name="P6"><text:tab/>Targets must remember the exact contents of the previous serial message sent as the base station may ask for it to resend.</text:p>
      <text:p text:style-name="P6"/>
      <text:p text:style-name="P1">Commands</text:p>
      <text:p text:style-name="P6"/>
      <text:p text:style-name="P6">Below are listed the various commands sent out over serial and TCP/IP. Unless otherwise stated when a message is received on the TCP/IP port, it is translated to the serial counterpart and sent out over the serial port. When data is received on the serial it is parsed into messages and the messages, unless otherwise stated, are translated into the TCP/IP counterpart and sent over the correct TCP/IP connection. Serial messages directed to a specific connection, but not corresponding to any connection on the local machine are ignored.</text:p>
      <text:p text:style-name="P6"/>
      <text:p text:style-name="P6">FASIT messages utilize a sequence ID. This means that software will need to remember, on a per connection basis, what the last sequence ID was and inject that number back in the each reply message over serial until another sequence is received via TCP/IP. <text:s/>The software will also need to keep track of the message ID that it is expecting a response to and inject that back into the TCP/IP message as applicable. This applies when in <text:s/>both base station and target mode.</text:p>
      <text:p text:style-name="P6"/>
      <text:p text:style-name="P6">The base station will also need to keep track of various data received from targets and inject that data as necessary into FASIT commands sent via TCP/IP. This data is described with each command it's needed for.</text:p>
      <text:p text:style-name="P6"/>
      <text:p text:style-name="P6">When in <text:s/>base station mode the software will need to emulate the way a target connects as defined in ICD.FASIT.SYS section 3.21.</text:p>
      <text:p text:style-name="P6"/>
      <text:p text:style-name="P3"><text:span text:style-name="T1">When in target mode the software will need to act as a FASIT server as defined in ICD.FASIT.SYS and send out a “New Connection” message over the serial port as defined in the “Non FASIT or FASIT-like Commands” section below. This “New Connection” message will cause the base station to assign the </text:span><text:soft-page-break/><text:span text:style-name="T1">target a number (“Assign” message) and open a port to the actual FASIT server.</text:span></text:p>
      <text:p text:style-name="P6"/>
      <text:p text:style-name="P6">The standard header for all serial messages is as follows:</text:p>
      <text:p text:style-name="P6"><text:tab/>byte 1, most significant 3 bits: 111 (first byte OR'ed with 224)</text:p>
      <text:p text:style-name="P6"><text:tab/>byte 1, bit 4 : parity bit (set to 0 then calculate parity of of bytes 1 through 15; set to the result) </text:p>
      <text:p text:style-name="P6"><text:tab/>byte 1, least significant nibble : message length (if more than 15, leave it at 15) including header</text:p>
      <text:p text:style-name="P6"><text:tab/>byte 2, 3: 16 bit message id</text:p>
      <text:p text:style-name="P6"><text:tab/>byte 4, 5: 16 bit source target id (0x0000 if unassigned, 0xffff if base station)</text:p>
      <text:p text:style-name="P7"/>
      <text:p text:style-name="P7">If the message is a broadcast message, a delay needs to be set. The delay field supersedes the least significant 3 bits of the header's first byte. This will make the message length wrong, but as it is a broadcast message, that field will be wrong anyway.</text:p>
      <text:p text:style-name="P6"/>
      <text:p text:style-name="P6">This header allows for error detection for all messages up to 15 bytes in length. Larger messages incorporate additional methods.</text:p>
      <text:p text:style-name="P6"/>
      <text:p text:style-name="P6">This header will not be repeated below, but rather all listings will start at byte 6 or state that nothing beyond the header is necessary. If a message refers to the message body, it is byte 6 and on.</text:p>
      <text:p text:style-name="P6"/>
      <text:p text:style-name="P6">Some data is taken directly bit-for-bit from the original FASIT command. This data is called out as bit ranges below.</text:p>
      <text:p text:style-name="P6"/>
      <text:p text:style-name="P5">FASIT Commands</text:p>
      <text:p text:style-name="P7"/>
      <text:p text:style-name="P8">ICD.FASIT.SYS version 2.1 (System Devices)</text:p>
      <text:p text:style-name="P7"/>
      <text:p text:style-name="P7">#100 – Device Definition Request</text:p>
      <text:p text:style-name="P7"><text:tab/>byte 6, 7 : 16 bit destination target id</text:p>
      <text:p text:style-name="P7"/>
      <text:p text:style-name="P8">ICD.FASIT.PD version 1.1 (Presentation Devices)</text:p>
      <text:p text:style-name="P7"/>
      <text:p text:style-name="P7">#2100 – Event Command</text:p>
      <text:p text:style-name="P7"><text:tab/>Two lists (one inside the other) must be maintained by the base station for this command. These lists combine to create a single serial command of up to 256 bytes that targets any combination of 1200 different targets with up to 4 different Event Command types. We accumulate these lists for a maximum of 250 milliseconds, but if no extra information is added to the list for 128 milliseconds, we send.</text:p>
      <text:p text:style-name="Text_20_body"><text:tab/>The outside list is a list of Event Command types. Any FASIT command coming in will have a Command ID, Exposure Record, Sensor Record fields. These combined equal the Event Command type. If they are the same, the associated target number is added to the internal list. If the Event Command type is different, and no matching Event Command type is found in the outer list. See below for two very rough examples:</text:p>
      <text:p text:style-name="P7"/>
      <text:p text:style-name="P7"><text:tab/>First example</text:p>
      <text:p text:style-name="P7"><text:tab/>{Command 5 {target 2, target 3},</text:p>
      <text:p text:style-name="P7"><text:tab/> <text:s/>Command 5 {target 1, target 5, target 6},</text:p>
      <text:p text:style-name="P7"><text:tab/> <text:s/>Command 3 {target 2},</text:p>
      <text:p text:style-name="P7"><text:tab/> <text:s/>Command 7 {target 1, target 5, target 6}</text:p>
      <text:p text:style-name="P7"><text:soft-page-break/><text:tab/> <text:s/>Command 8 {target 1, target 5, target 6}}</text:p>
      <text:p text:style-name="P7"/>
      <text:p text:style-name="P7"><text:tab/>Second example:</text:p>
      <text:p text:style-name="P7"><text:tab/>{Command 1 {target 1, target 2},</text:p>
      <text:p text:style-name="P7"><text:tab/> <text:s/>Command 2 {target 1, target 2},</text:p>
      <text:p text:style-name="P7"><text:tab/> <text:s/>Command 3 {target 1, target 2},</text:p>
      <text:p text:style-name="P7"><text:tab/> <text:s/>Command 4 {target 1, target 2},</text:p>
      <text:p text:style-name="P7"><text:tab/> <text:s/>Command 5 {target 1, target 2}}</text:p>
      <text:p text:style-name="P7"/>
      <text:p text:style-name="P7"><text:tab/>In the first example we would send three messages, the first would be to targets 2 and 3 with only Command 5. The second would be to targets 1, 5, and 6 with Commands 5, 7 and 8. The third message sent would be to just target 2 with only Command 3. <text:s/>In the second example we would send two messages, the first with commands 1 to 4, second with command five; both messages to targets 1 and 2.</text:p>
      <text:p text:style-name="P7"/>
      <text:p text:style-name="P7"><text:tab/>byte 6 through 156 : 1200 bit array, bit 0 corresponds to target 0, bit 1 to target 1, etc. If set, the <text:tab/><text:tab/><text:tab/>effected target listens to this message.</text:p>
      <text:p text:style-name="P7"><text:tab/>byte 157 – 180 : command 1 (first 22 bytes from bits 128 – 303, byte 23, 24 reserved for future)</text:p>
      <text:p text:style-name="P7"><text:tab/>byte 181 – 204 : command 2 (same) (optional)</text:p>
      <text:p text:style-name="P7"><text:tab/>byte 205 – 228 : command 3 (same) (optional)</text:p>
      <text:p text:style-name="P7"><text:tab/>byte 228 – 251 : command 4 (same) (optional)</text:p>
      <text:p text:style-name="P7"><text:tab/>byte 252, 253, 254, 255 : 32 bit checksum of the rest of the message</text:p>
      <text:p text:style-name="P7"/>
      <text:p text:style-name="P7"><text:tab/>For this message, a delay needs to be set. The delay required is based on the size of the expected responses. As up to 4 commands are being sent, the delays must accumulate. To make matters worse, different responses have different message lengths. To determine the delay required for a single message we look at the Command ID field. The Command ID field determines what message is returned via Table X of the ICD.FASIT.PD version 1.1 document. I've recreated the table below the addition of the message length of the response.</text:p>
      <text:p text:style-name="P7"/>
      <text:p text:style-name="P7"><text:tab/>1 : 2101 or 43061 : 5 bytes</text:p>
      <text:p text:style-name="P7"><text:tab/>2 : 2101 or 43061 : 5 bytes (not cumulative with other 5 byte message beyond 10 bytes)</text:p>
      <text:p text:style-name="P7"><text:tab/>3 : 2102, 2115, and/or 2112 : max 11 bytes (9 if only MILES and Muzzle Flash targets)</text:p>
      <text:p text:style-name="P7"><text:tab/>4 : 2101 or 43061 : 5 bytes (not cumulative with other 5 byte message beyond 10 bytes)</text:p>
      <text:p text:style-name="P7"><text:tab/>5 : 2101 or 43061 : 5 bytes (not cumulative with other 5 byte message beyond 10 bytes)</text:p>
      <text:p text:style-name="P7"><text:tab/>6 : 2101 or 43061 : 5 bytes (not cumulative with other 5 byte message beyond 10 bytes)</text:p>
      <text:p text:style-name="P7"><text:tab/>7 : 2102 : 11 bytes (not cumulative with command 2)</text:p>
      <text:p text:style-name="P7"><text:tab/>8 : 2113 : 20 bytes</text:p>
      <text:p text:style-name="P7"/>
      <text:p text:style-name="P7"><text:tab/>Adding up all the different commands byte count one gets a byte total (for 1 command sent, this is a minimum of 5 bytes and a maximum of 11 bytes, for 4 commands sent this is a minimum of 20 bytes and a maximum of 55 bytes). The byte total is added up for all commands This byte total then uses the table below to determine the 3 bit delay field to be used:</text:p>
      <text:p text:style-name="P7"/>
      <text:p text:style-name="P7"><text:tab/>0 – 5 bytes : 0</text:p>
      <text:p text:style-name="P7"><text:tab/>6 – 10 bytes : 1</text:p>
      <text:p text:style-name="P7"><text:tab/>11 – 18 bytes : 2</text:p>
      <text:p text:style-name="P7"><text:tab/>19 – 36 bytes : 3</text:p>
      <text:p text:style-name="P7"><text:tab/>37 – 72 bytes : 4</text:p>
      <text:p text:style-name="P7"><text:soft-page-break/><text:tab/>73 – 144 bytes : 5</text:p>
      <text:p text:style-name="P7"><text:tab/>145 – 288 bytes : 6</text:p>
      <text:p text:style-name="P7"><text:tab/>289 – 576 bytes : 7</text:p>
      <text:p text:style-name="P7"/>
      <text:p text:style-name="P7"><text:tab/>To make matters worse, commands 3 and 5 can result in an undetermined number of replies. One should always expect at least 1 status message (2102) per command and an additional 2 status messages to be sent overall. That creates an additional 33 bytes added to the total minimum, and up to an additional 66 bytes added to the total (e.x. 4 commands adding 11 bytes, and 2 additional 22 byte responses). Unfortunately these extra messages may not be created in a predictable manner, so there are times (say a lifter on a mover) where the additional delay is wasted as the lifter will take some time to lift and the mover will take some time to move, both with respect to wind, angle, and other non-predictable environmental factors. There are also times (such as when a fault occurs) that the status message could be 40 bytes, not 11. Care should be given, leaning towards too much delay because of this.</text:p>
      <text:p text:style-name="P7"/>
      <text:p text:style-name="P7"/>
      <text:p text:style-name="P7">#2111 – Device ID and Capabilities</text:p>
      <text:p text:style-name="P7"><text:s text:c="12"/>When receiving this response the program needs to check the message length to determine which variation is being used.</text:p>
      <text:p text:style-name="P7"><text:tab/>byte 6, 7, 8 : MAC address (bits 204 – 239)</text:p>
      <text:p text:style-name="P7"><text:tab/>byte 9 : Device Capabilities (bits 240 – 247)</text:p>
      <text:p text:style-name="P7"><text:s text:c="24"/>---- optional ----</text:p>
      <text:p text:style-name="P7"><text:tab/>byte 6-11 : MAC address (bits 192 – 239)</text:p>
      <text:p text:style-name="P7"><text:tab/>byte 12 : Device Capabilities (bits 240 – 247)</text:p>
      <text:p text:style-name="P7"/>
      <text:p text:style-name="P7">#2101 – Event Command Acknowledge</text:p>
      <text:p text:style-name="P7"><text:tab/>If the Acknowledge Response (bits 176 – 183) equal the ASCII character 'S,' send just the header for command 2101. If the Acknowledge Response is 'F,' send just the header for command 43061 (0xa000 | 2101). If the Acknowledge Response is anything else, send command 47157 (0xb000 | 2101) with byte 6 being the Acknowledge Response.</text:p>
      <text:p text:style-name="P7"><text:tab/>When translating back from serial to TCP/IP, all three commands (2101, 43061, and 47157) create FASIT command 2101.</text:p>
      <text:p text:style-name="P7"/>
      <text:p text:style-name="P7">#2102 – Presentation Device Status</text:p>
      <text:p text:style-name="P7"><text:tab/>This command is the most common response, and thus needs the most massaging from the original FASIT command:</text:p>
      <text:p text:style-name="P7"><text:tab/>byte 6 : Power Status (bits 176 – 183)</text:p>
      <text:p text:style-name="P7"><text:tab/>byte 7, bits 1, 2 : Exposure (bits 200 – 207) :</text:p>
      <text:p text:style-name="P7"><text:tab/><text:tab/>0 = 0 degrees</text:p>
      <text:p text:style-name="P7"><text:tab/><text:tab/>1 = 45 degrees</text:p>
      <text:p text:style-name="P7"><text:tab/><text:tab/>2 = 90 degrees</text:p>
      <text:p text:style-name="P7"><text:tab/><text:tab/>3 = other (additional bytes added at end of message)</text:p>
      <text:p text:style-name="P7"><text:tab/>byte 7, bit 3 : Moving (bits 240-247) :</text:p>
      <text:p text:style-name="P7"><text:tab/><text:tab/>The “move” event command will request 0, 1 or 2 for movement, both 1 and 2 are moving, 0 is stop. The requested value must be remembered by both the base station and target software for later use in helping define this status message.</text:p>
      <text:p text:style-name="P7"><text:tab/><text:tab/>0 : as requested</text:p>
      <text:p text:style-name="P7"><text:tab/><text:tab/>1 : not as requested (additional bytes added at end of message)</text:p>
      <text:p text:style-name="P7"/>
      <text:p text:style-name="P7"><text:soft-page-break/><text:tab/>byte 7, bits 4,5,6 : Device Type (lower 3 bits bits 296 – 303)</text:p>
      <text:p text:style-name="P7"><text:tab/>byte 7, bits 7,8, byte 8 : (10 bits) Position (max of 1024 meters from bits 280 – 295)</text:p>
      <text:p text:style-name="P7"><text:tab/>byte 9, byte 10, bits 1,2,3,4 : (12 bits) speed, fixed-point from floating point, 2 numerals for point (20.00 == 2000, max of 40.96 mph) (bits 248 – 279)</text:p>
      <text:p text:style-name="P7"><text:tab/>byte 10, bits 5,6,7,8, byte 11 : (12 bits) Hit Count (bits 304 – 319) max of 4096</text:p>
      <text:p text:style-name="P7"/>
      <text:p text:style-name="P7"><text:tab/>Optional : <text:s/>If any bits for Fault (bits 192 – 199) Aspect (bits 208 – 223) or Direction (bits 224 – 239) or Hit Sensor Status (bits 304 – 391) have changed (except hit count) from what they were set to by an event command then add on bytes 12 – 39 ... this information is somewhat redundant, but it is more precise as well. If any of the bytes 7 through 11 are faulty due to too small of maxes or invalid values, these need to be properly set using the addition of bytes 12 – 39:</text:p>
      <text:p text:style-name="P7"/>
      <text:p text:style-name="P7"><text:tab/>byte 12, 13, 14 : Unit Status (bits 176 – 199)</text:p>
      <text:p text:style-name="P7"><text:tab/>byte 15 – 27 : Position Record (bits 200 – 303)</text:p>
      <text:p text:style-name="P7"><text:tab/>byte 28 – 38 : Hit Sensor Status (bits 304 – 391)</text:p>
      <text:p text:style-name="P7"><text:tab/>byte 39 : 8-bit checksum of message bytes 6 – 41</text:p>
      <text:p text:style-name="P7"/>
      <text:p text:style-name="P7">#2114 - Configure MILES Shootback</text:p>
      <text:p text:style-name="P7"><text:tab/>byte 6, 7 : 16 bit destination target id</text:p>
      <text:p text:style-name="P7"><text:tab/>byte 8 – 12 : MILES Record (bits 128 – 167)</text:p>
      <text:p text:style-name="P7"/>
      <text:p text:style-name="P7">#2115 – MILES Shootback Status</text:p>
      <text:p text:style-name="P7"><text:tab/>byte 6 – 10 : MILES Record (bits 176 - 215)</text:p>
      <text:p text:style-name="P7"/>
      <text:p text:style-name="P7">#2110 – Configure Muzzle Flash</text:p>
      <text:p text:style-name="P7"><text:tab/>byte 6, 7 : 16 bit destination target id</text:p>
      <text:p text:style-name="P7"><text:tab/>byte 8 – 11 : Muzzle Flash Simulation Record (bits 128 – 159)</text:p>
      <text:p text:style-name="P7"/>
      <text:p text:style-name="P7">#2112 – Muzzle Flash Simulation Status</text:p>
      <text:p text:style-name="P7"><text:tab/>byte 6 – 9 : Muzzle Flash Simulation Record (bits 176 – 207)</text:p>
      <text:p text:style-name="P7"/>
      <text:p text:style-name="P7">#2113 – GPS Location</text:p>
      <text:p text:style-name="P7"><text:tab/>byte 6 – 19 : GPS Location (bits 176 – 279)</text:p>
      <text:p text:style-name="P7"><text:tab/>byte 20 : 8-bit checksum of message bytes 6 - 19</text:p>
      <text:p text:style-name="P7"/>
      <text:p text:style-name="P8">ICD.FASIT.PYRO version 2.1 (Pyrotechnic Device)</text:p>
      <text:p text:style-name="P7"/>
      <text:p text:style-name="P7">#2000 – Pyrotechnic command</text:p>
      <text:p text:style-name="P7"><text:tab/>byte 6, 7 : 16 bit destination target id</text:p>
      <text:p text:style-name="P7"><text:tab/>byte 8 : Command ID (bits 128 – 135)</text:p>
      <text:p text:style-name="P7"><text:tab/>byte 9, 10 : Zone to Fire from (bits 136 - 151)</text:p>
      <text:p text:style-name="P7"/>
      <text:p text:style-name="P7">#2004 – Event Command Acknowledge</text:p>
      <text:p text:style-name="P7"><text:tab/>byte 6 : Acknowledge Response (bits 176 – 183)</text:p>
      <text:p text:style-name="P7"/>
      <text:p text:style-name="P7">#2005 – Device ID and Capabilities</text:p>
      <text:p text:style-name="P7"><text:s text:c="12"/>When receiving this response the program needs to check the message length to determine which variation is being used.</text:p>
      <text:p text:style-name="P7"><text:tab/>byte 6, 7, 8 : MAC address (bits 204 – 239)</text:p>
      <text:p text:style-name="P7"><text:soft-page-break/><text:tab/>byte 9 : Device Capabilities (bits 240 – 247)</text:p>
      <text:p text:style-name="P7"><text:s text:c="24"/>---- optional ----</text:p>
      <text:p text:style-name="P7"><text:tab/>byte 6-11 : MAC address (bits 192 – 239)</text:p>
      <text:p text:style-name="P7"><text:tab/>byte 12 : Device Capabilities (bits 240 – 247)</text:p>
      <text:p text:style-name="P7"/>
      <text:p text:style-name="P7">#2006 – Pyro Device Status</text:p>
      <text:p text:style-name="P7"><text:tab/>This message can be arbitrarily long. As such, the zone records are remembered by the target software and retrieved individually by the base station. When the last zone record is sent to the base station the target software forgets the information. The zone record request message is defined as 63446 (0xf000 | 2006), the zone record response message is defined as 42966 (0xa000 | 2006).</text:p>
      <text:p text:style-name="P7"><text:tab/>byte 6 : Battery Status (bits 176 – 183)</text:p>
      <text:p text:style-name="P7"><text:tab/>byte 7, 8 : OEM Fault Field (bits 184 – 199)</text:p>
      <text:p text:style-name="P7"><text:tab/>byte 9, 10 : Number of zones (bits 200 - 215)</text:p>
      <text:p text:style-name="P7"><text:tab/></text:p>
      <text:p text:style-name="P7"/>
      <text:p text:style-name="P5">FASIT-Like Commands</text:p>
      <text:p text:style-name="P7"/>
      <text:p text:style-name="P7">#</text:p>
      <text:p text:style-name="P7"><text:tab/></text:p>
      <text:p text:style-name="P7"/>
      <text:p text:style-name="P5">Non FASIT or FASIT-like Commands</text:p>
      <text:p text:style-name="P7"/>
      <text:p text:style-name="P7">#16000 – Disable/Enable device</text:p>
      <text:p text:style-name="P7"><text:tab/>byte 6, 7 : 16 bit destination target id</text:p>
      <text:p text:style-name="P7"><text:tab/>byte 8, least significant bit : 1 to enable device, 0 to disable</text:p>
      <text:p text:style-name="P7"/>
      <text:p text:style-name="P7"><text:tab/>TCP/IP Format : “@Disable~” or “@Enable~”</text:p>
      <text:p text:style-name="P7"/>
      <text:p text:style-name="P7">#16001 – Extended Shutdown</text:p>
      <text:p text:style-name="P7"><text:tab/>byte 6, 7 : 16 bit destination target id</text:p>
      <text:p text:style-name="P7"/>
      <text:p text:style-name="P7"><text:tab/>TCP/IP Format : “@Shutdown~”</text:p>
      <text:p text:style-name="P7"/>
      <text:p text:style-name="P7">#16002 – Retry message</text:p>
      <text:p text:style-name="P7"><text:tab/>This message is auto-generated via the target or the base station. If targeting the base station use destination id 0xffff. The message is sent when an error is detected either in the parity bit or the checksum (if there is a checksum in the message).</text:p>
      <text:p text:style-name="P7"><text:tab/>This message is also sent when the base station is waiting for a message from a particular target for more than 10 seconds past the expected time (3 seconds if the target has another command waiting).</text:p>
      <text:p text:style-name="P7"><text:tab/>byte 6, 7 : 16 bit destination target id</text:p>
      <text:p text:style-name="P7"/>
      <text:p text:style-name="P7">#16003 – New Connection</text:p>
      <text:p text:style-name="P7"><text:tab/>For this message the header uses target number of 0. This message is created when a new socket connection is opened on the IP address/port I'm listening to (target mode only).</text:p>
      <text:p text:style-name="P7"><text:tab/>byte 6, 7, 8, 9 : 32 bit random number (need to remember for Assign message later)</text:p>
      <text:p text:style-name="P7"/>
      <text:p text:style-name="P7">#16004 – Assign</text:p>
      <text:p text:style-name="P7"><text:tab/>This message is sent from the base station to assign a 16 bit target number to a downrange <text:soft-page-break/>device. When this message is received the base station need to also open a new connection to the IP address/port given on the command line.</text:p>
      <text:p text:style-name="P7"><text:tab/>byte 6, 7, 8, 9 : 32 bit number from 16003</text:p>
      <text:p text:style-name="P7"><text:tab/>byte 10, 11 : assigned target number (need to remember for everything else)</text:p>
      <text:p text:style-name="P7"/>
      <text:p text:style-name="P7">#16005 – Change Frequency Channel</text:p>
      <text:p text:style-name="P7"><text:tab/>If the destination id is set to 0xffff and the broadcast bit is set all devices (including currently disabled devices) that can hear the message need to change frequency channel.</text:p>
      <text:p text:style-name="P7"><text:tab/>byte 6, 7 : 16 bit destination id</text:p>
      <text:p text:style-name="P7"><text:tab/>byte 8, least significant nibble : new channel</text:p>
      <text:p text:style-name="P7"><text:tab/>byte 8, most significant bit : broadcast</text:p>
      <text:p text:style-name="P7"/>
      <text:p text:style-name="P7"><text:tab/>TCP/IP Format : “@Channel $num~”</text:p>
      <text:p text:style-name="P7"><text:tab/><text:tab/>---- OR ----</text:p>
      <text:p text:style-name="P7"><text:tab/>TCP/IP Format : “@AllChannel $num~” - for broadcast</text:p>
      <text:p text:style-name="P7"/>
      <text:p text:style-name="P7">#63556 – Zone Request</text:p>
      <text:p text:style-name="P7"><text:tab/>This command requests up to 8 zones at a time</text:p>
      <text:p text:style-name="P7"><text:tab/>byte 6, 7 : 16 bit destination target id</text:p>
      <text:p text:style-name="P7"><text:tab/>byte 8, 9 : zone number 1</text:p>
      <text:p text:style-name="P7"><text:tab/>byte 10, 11 : zone number 2</text:p>
      <text:p text:style-name="P7"><text:tab/>byte 12, 13 : zone number 3</text:p>
      <text:p text:style-name="P7"><text:tab/>byte 14, 15 : zone number 4</text:p>
      <text:p text:style-name="P7"><text:tab/>byte 16, 17 : zone number 5</text:p>
      <text:p text:style-name="P7"><text:tab/>byte 18, 19 : zone number 6</text:p>
      <text:p text:style-name="P7"><text:tab/>byte 20, 21 : zone number 7</text:p>
      <text:p text:style-name="P7"><text:tab/>byte 22, 23 : zone number 8</text:p>
      <text:p text:style-name="P7"><text:tab/>byte 24 : 8 bit checksum of bytes 6 - 23</text:p>
      <text:p text:style-name="P7"/>
      <text:p text:style-name="P7"/>
      <text:p text:style-name="P7">#42966 – Zone Response</text:p>
      <text:p text:style-name="P7"><text:tab/>Where n is used below it is not the zone number 1 to 8, but rather what zone number 1 – 8 were given as in message 63556.</text:p>
      <text:p text:style-name="P7"><text:tab/>byte 6 – 11 : Zone Record for zone number 1 (bits 216 - (215+48n))</text:p>
      <text:p text:style-name="P7"><text:tab/>byte 12 – 17 : Zone Record for zone number 2 (bits 216 - (215+48n))</text:p>
      <text:p text:style-name="P7"><text:tab/>byte 18 – 23 : Zone Record for zone number 3 (bits 216 - (215+48n))</text:p>
      <text:p text:style-name="P7"><text:tab/>byte 24 – 29 : Zone Record for zone number 4 (bits 216 - (215+48n))</text:p>
      <text:p text:style-name="P7"><text:tab/>byte 30 – 35 : Zone Record for zone number 5 (bits 216 - (215+48n))</text:p>
      <text:p text:style-name="P7"><text:tab/>byte 36 – 41 : Zone Record for zone number 6 (bits 216 - (215+48n))</text:p>
      <text:p text:style-name="P7"><text:tab/>byte 42 – 47 : Zone Record for zone number 7 (bits 216 - (215+48n))</text:p>
      <text:p text:style-name="P7"><text:tab/>byte 48 – 53 : Zone Record for zone number 8 (bits 216 – (215+48n))</text:p>
      <text:p text:style-name="P7"><text:tab/>byte 54 : 8 bit checksum of bytes 6 - 53</text:p>
      <text:p text:style-name="P7"/>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13T13:35:28</meta:creation-date>
    <dc:date>2010-09-15T13:47:45</dc:date>
    <meta:editing-duration>PT106H48M16S</meta:editing-duration>
    <meta:editing-cycles>16</meta:editing-cycles>
    <meta:generator>OpenOffice.org/3.1$Linux OpenOffice.org_project/310m19$Build-9420</meta:generator>
    <meta:document-statistic meta:table-count="0" meta:image-count="0" meta:object-count="0" meta:page-count="9" meta:paragraph-count="200" meta:word-count="4448" meta:character-count="24006"/>
  </office:meta>
</office:document-meta>
</file>